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draw:marker-start="Arrow" draw:marker-start-width="0.152cm" draw:marker-start-center="false" draw:marker-end="" draw:marker-end-width="0.152cm" draw:marker-end-center="true" draw:fill="none" draw:textarea-horizontal-align="center"/>
    </style:style>
    <style:style style:name="gr2" style:family="graphic" style:parent-style-name="standard">
      <style:graphic-properties draw:textarea-horizontal-align="center"/>
    </style:style>
    <style:style style:name="gr3" style:family="graphic" style:parent-style-name="objectwithoutfill">
      <style:graphic-properties svg:stroke-color="#000000"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4" style:family="graphic" style:parent-style-name="objectwithoutfill">
      <style:graphic-properties svg:stroke-color="#000000" draw:marker-end="Arrow" draw:marker-end-width="0.152cm" draw:marker-end-center="true" draw:fill="none" draw:textarea-horizontal-align="center"/>
    </style:style>
    <style:style style:name="gr5" style:family="graphic" style:parent-style-name="standard">
      <style:graphic-properties draw:fill="solid" draw:fill-color="#cccccc" draw:textarea-horizontal-align="center"/>
    </style:style>
    <style:style style:name="gr6" style:family="graphic" style:parent-style-name="standard">
      <style:graphic-properties draw:fill="solid" draw:fill-color="#ffffff" draw:textarea-horizontal-align="center"/>
    </style:style>
    <style:style style:name="gr7" style:family="graphic" style:parent-style-name="objectwithoutfill">
      <style:graphic-properties draw:stroke="dash" draw:stroke-dash="Ultrafine_20_Dashed"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8" style:family="graphic" style:parent-style-name="objectwithoutfill">
      <style:graphic-properties svg:stroke-width="0.051cm" svg:stroke-color="#000000" draw:marker-start="" draw:marker-start-width="0.228cm" draw:marker-start-center="true" draw:marker-end="Arrow" draw:marker-end-width="0.228cm" draw:marker-end-center="false" draw:fill="none" draw:textarea-horizontal-align="center" fo:padding-top="0.05cm" fo:padding-bottom="0.05cm" fo:padding-left="0.076cm" fo:padding-right="0.076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88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84cm"/>
    </style:style>
    <style:style style:name="gr11" style:family="graphic" style:parent-style-name="standard">
      <style:graphic-properties svg:stroke-width="0.051cm" draw:marker-start-width="0.376cm" draw:marker-end-width="0.376cm" draw:fill="solid" draw:fill-color="#ffff99" draw:textarea-horizontal-align="center" fo:padding-top="0.15cm" fo:padding-bottom="0.15cm" fo:padding-left="0.175cm" fo:padding-right="0.175cm"/>
    </style:style>
    <style:style style:name="gr12" style:family="graphic" style:parent-style-name="objectwithoutfill">
      <style:graphic-properties svg:stroke-width="0.051cm" svg:stroke-color="#000000" draw:marker-start-width="0.376cm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13" style:family="graphic" style:parent-style-name="standard">
      <style:graphic-properties svg:stroke-width="0.051cm" draw:marker-start-width="0.376cm" draw:marker-end-width="0.376cm" draw:fill="solid" draw:fill-color="#cccccc" draw:textarea-horizontal-align="center" fo:padding-top="0.15cm" fo:padding-bottom="0.15cm" fo:padding-left="0.175cm" fo:padding-right="0.175cm"/>
    </style:style>
    <style:style style:name="gr14" style:family="graphic" style:parent-style-name="objectwithoutfill">
      <style:graphic-properties svg:stroke-width="0.051cm" svg:stroke-color="#000000" draw:marker-start="Arrow" draw:marker-start-width="0.228cm" draw:marker-start-center="true" draw:marker-end="" draw:marker-end-width="0.228cm" draw:marker-end-center="true" draw:fill="none" draw:textarea-horizontal-align="center" fo:padding-top="0.05cm" fo:padding-bottom="0.05cm" fo:padding-left="0.076cm" fo:padding-right="0.076cm"/>
    </style:style>
    <style:style style:name="gr15" style:family="graphic" style:parent-style-name="objectwithoutfill">
      <style:graphic-properties svg:stroke-width="0.05cm" draw:marker-start-width="0.45cm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16" style:family="graphic" style:parent-style-name="standard">
      <style:graphic-properties draw:stroke="solid" draw:fill="solid" draw:fill-color="#ffffff" draw:textarea-horizontal-align="center"/>
    </style:style>
    <style:style style:name="gr17" style:family="graphic" style:parent-style-name="objectwithoutfill">
      <style:graphic-properties draw:marker-start="" draw:marker-start-width="0.152cm" draw:marker-start-center="true" draw:marker-end="Arrow" draw:marker-end-width="0.152cm" draw:marker-end-center="true" draw:fill="none" draw:textarea-horizontal-align="center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391cm"/>
    </style:style>
    <style:style style:name="gr19" style:family="graphic" style:parent-style-name="objectwithoutfill">
      <style:graphic-properties svg:stroke-width="0.051cm" svg:stroke-color="#000000" draw:marker-start="" draw:marker-start-width="0.228cm" draw:marker-start-center="true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20" style:family="graphic" style:parent-style-name="objectwithoutfill">
      <style:graphic-properties draw:stroke="dash" draw:stroke-dash="Ultrafine_20_Dashed" svg:stroke-width="0.051cm" svg:stroke-color="#000000" draw:marker-start="Arrow" draw:marker-start-width="0.228cm" draw:marker-start-center="true" draw:marker-end="" draw:marker-end-width="0.228cm" draw:marker-end-center="true" draw:fill="none" draw:textarea-horizontal-align="center" fo:padding-top="0.05cm" fo:padding-bottom="0.05cm" fo:padding-left="0.076cm" fo:padding-right="0.076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798cm"/>
    </style:style>
    <style:style style:name="gr22" style:family="graphic" style:parent-style-name="standard">
      <style:graphic-properties draw:stroke="solid" draw:stroke-dash="Ultrafine_20_Dashed" svg:stroke-width="0.05cm" draw:marker-start-width="0.374cm" draw:marker-end-width="0.374cm" draw:fill="solid" draw:fill-color="#99ccff" draw:textarea-horizontal-align="center" fo:padding-top="0.15cm" fo:padding-bottom="0.15cm" fo:padding-left="0.175cm" fo:padding-right="0.175cm"/>
    </style:style>
    <style:style style:name="gr23" style:family="graphic" style:parent-style-name="standard">
      <style:graphic-properties draw:stroke="solid" draw:stroke-dash="Ultrafine_20_Dashed" svg:stroke-width="0.051cm" draw:marker-start-width="0.152cm" draw:marker-end-width="0.152cm" draw:fill="solid" draw:fill-color="#99ccff" draw:textarea-horizontal-align="center" fo:padding-top="0.15cm" fo:padding-bottom="0.15cm" fo:padding-left="0.175cm" fo:padding-right="0.175cm"/>
    </style:style>
    <style:style style:name="gr24" style:family="graphic" style:parent-style-name="standard">
      <style:graphic-properties draw:stroke="none" draw:stroke-dash="Ultrafine_20_Dashed" svg:stroke-width="0.051cm" draw:marker-start-width="0.152cm" draw:marker-end-width="0.152cm" draw:fill="none" draw:fill-color="#cccccc" draw:auto-grow-width="false" fo:min-height="1.7cm" fo:padding-top="0.15cm" fo:padding-bottom="0.15cm" fo:padding-left="0.175cm" fo:padding-right="0.175cm"/>
    </style:style>
    <style:style style:name="gr25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28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29" style:family="graphic" style:parent-style-name="standard">
      <style:graphic-properties svg:stroke-color="#000000" draw:fill="solid" draw:fill-color="#ffffff" draw:textarea-horizontal-align="center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95cm" fo:min-width="1.303cm"/>
    </style:style>
    <style:style style:name="gr32" style:family="graphic" style:parent-style-name="standard">
      <style:graphic-properties draw:fill="solid" draw:fill-color="#ffffff" draw:textarea-horizontal-align="left" draw:textarea-vertical-align="top" draw:fit-to-size="false" fo:padding-top="0.178cm" draw:shadow="visible" draw:shadow-offset-x="0.102cm" draw:shadow-offset-y="0.102cm"/>
    </style:style>
    <style:style style:name="gr33" style:family="graphic" style:parent-style-name="standard">
      <style:graphic-properties draw:fill="solid" draw:fill-color="#ffff99" draw:textarea-horizontal-align="center"/>
    </style:style>
    <style:style style:name="gr34" style:family="graphic" style:parent-style-name="standard">
      <style:graphic-properties draw:stroke="none" draw:stroke-dash="Ultrafine_20_Dashed" svg:stroke-width="0.051cm" draw:marker-start-width="0.152cm" draw:marker-end-width="0.152cm" draw:fill="none" draw:fill-color="#cccccc" draw:auto-grow-width="false" fo:min-height="0.789cm" fo:padding-top="0.15cm" fo:padding-bottom="0.15cm" fo:padding-left="0.175cm" fo:padding-right="0.1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1.348cm"/>
    </style:style>
    <style:style style:name="gr36" style:family="graphic" style:parent-style-name="standard">
      <style:graphic-properties svg:stroke-width="0.05cm" draw:marker-start-width="0.45cm" draw:marker-end-width="0.45cm" draw:fill="solid" draw:fill-color="#99ccff" fo:min-height="0.525cm" fo:min-width="6.348cm" fo:padding-top="0.05cm" fo:padding-bottom="0.05cm" fo:padding-left="0.076cm" fo:padding-right="0.076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1.34cm"/>
    </style:style>
    <style:style style:name="gr38" style:family="graphic" style:parent-style-name="objectwithoutfill">
      <style:graphic-properties draw:marker-end="Arrow" draw:marker-end-width="0.15cm" draw:fill="none" draw:textarea-horizontal-align="center"/>
    </style:style>
    <style:style style:name="gr39" style:family="graphic" style:parent-style-name="standard">
      <style:graphic-properties svg:stroke-width="0.051cm" draw:marker-start-width="0.376cm" draw:marker-end-width="0.376cm" draw:fill="solid" draw:fill-color="#ffff99" draw:textarea-horizontal-align="center" fo:padding-top="0.15cm" fo:padding-bottom="0.15cm" fo:padding-left="0.175cm" fo:padding-right="0.175cm"/>
    </style:style>
    <style:style style:name="gr40" style:family="graphic" style:parent-style-name="standard">
      <style:graphic-properties svg:stroke-width="0.051cm" draw:marker-start-width="0.376cm" draw:marker-end-width="0.376cm" draw:fill="solid" draw:fill-color="#ffffff" draw:textarea-horizontal-align="center" fo:padding-top="0.15cm" fo:padding-bottom="0.15cm" fo:padding-left="0.175cm" fo:padding-right="0.175cm"/>
    </style:style>
    <style:style style:name="gr41" style:family="graphic" style:parent-style-name="objectwithoutfill">
      <style:graphic-properties svg:stroke-width="0.05cm" draw:marker-start-width="0.45cm" draw:marker-end="Arrow" draw:marker-end-width="0.3cm" draw:fill="none" draw:textarea-horizontal-align="center" fo:padding-top="0.05cm" fo:padding-bottom="0.05cm" fo:padding-left="0.076cm" fo:padding-right="0.076cm"/>
    </style:style>
    <style:style style:name="gr42" style:family="graphic" style:parent-style-name="objectwithoutfill">
      <style:graphic-properties svg:stroke-width="0.05cm" draw:marker-start-width="0.45cm" draw:marker-end="Arrow" draw:marker-end-width="0.23cm" draw:marker-end-center="true" draw:fill="none" draw:textarea-horizontal-align="center" fo:padding-top="0.05cm" fo:padding-bottom="0.05cm" fo:padding-left="0.076cm" fo:padding-right="0.076cm"/>
    </style:style>
    <style:style style:name="gr43" style:family="graphic" style:parent-style-name="objectwithoutfill">
      <style:graphic-properties draw:marker-start="" draw:marker-start-width="0.152cm" draw:marker-start-center="true" draw:marker-end="Arrow" draw:marker-end-width="0.152cm" draw:marker-end-center="false" draw:fill="none" draw:textarea-horizontal-align="center"/>
    </style:style>
    <style:style style:name="gr44" style:family="graphic" style:parent-style-name="objectwithoutfill">
      <style:graphic-properties draw:stroke="solid" draw:stroke-dash="Ultrafine_20_Dashed" svg:stroke-width="0.051cm" svg:stroke-color="#000000" draw:marker-start="Arrow" draw:marker-start-width="0.228cm" draw:marker-start-center="true" draw:marker-end="" draw:marker-end-width="0.228cm" draw:marker-end-center="true" draw:fill="none" draw:textarea-horizontal-align="center" fo:padding-top="0.05cm" fo:padding-bottom="0.05cm" fo:padding-left="0.076cm" fo:padding-right="0.076cm"/>
    </style:style>
    <style:style style:name="gr45" style:family="graphic" style:parent-style-name="standard">
      <style:graphic-properties svg:stroke-width="0.05cm" draw:marker-start-width="0.45cm" draw:marker-end-width="0.45cm" draw:fill="solid" draw:fill-color="#99ccff" fo:min-height="0.574cm" fo:min-width="5.798cm" fo:padding-top="0.05cm" fo:padding-bottom="0.05cm" fo:padding-left="0.076cm" fo:padding-right="0.076cm"/>
    </style:style>
    <style:style style:name="gr46" style:family="graphic" style:parent-style-name="objectwithoutfill">
      <style:graphic-properties draw:marker-start="" draw:marker-start-width="0.15cm" draw:marker-end="Arrow" draw:marker-end-width="0.15cm" draw:fill="none" draw:textarea-horizontal-align="center"/>
    </style:style>
    <style:style style:name="gr4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1.217cm"/>
    </style:style>
    <style:style style:name="gr4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1.056cm"/>
    </style:style>
    <style:style style:name="gr49" style:family="graphic" style:parent-style-name="standard">
      <style:graphic-properties draw:stroke="solid" draw:fill="solid" draw:fill-color="#ffffff" draw:textarea-horizontal-align="center"/>
    </style:style>
    <style:style style:name="gr50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51" style:family="graphic" style:parent-style-name="objectwithoutfill">
      <style:graphic-properties draw:marker-end="Arrow" draw:marker-end-width="0.15cm" draw:marker-end-center="false" draw:fill="none" draw:textarea-horizontal-align="center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9cm"/>
    </style:style>
    <style:style style:name="gr53" style:family="graphic" style:parent-style-name="standard">
      <style:graphic-properties draw:stroke="solid" draw:stroke-dash="Ultrafine_20_Dashed" svg:stroke-width="0.051cm" draw:marker-start-width="0.152cm" draw:marker-end-width="0.152cm" draw:fill="solid" draw:fill-color="#99ccff" draw:textarea-horizontal-align="center" fo:padding-top="0.15cm" fo:padding-bottom="0.15cm" fo:padding-left="0.175cm" fo:padding-right="0.175cm"/>
    </style:style>
    <style:style style:name="gr54" style:family="graphic" style:parent-style-name="objectwithoutfill">
      <style:graphic-properties svg:stroke-width="0.05cm" draw:marker-start-width="0.45cm" draw:marker-end="Arrow" draw:marker-end-width="0.25cm" draw:fill="none" draw:textarea-horizontal-align="center" fo:padding-top="0.05cm" fo:padding-bottom="0.05cm" fo:padding-left="0.076cm" fo:padding-right="0.076cm"/>
    </style:style>
    <style:style style:name="gr55" style:family="graphic" style:parent-style-name="objectwithoutfill">
      <style:graphic-properties svg:stroke-width="0.05cm" svg:stroke-color="#000000" draw:marker-start-width="0.45cm" draw:marker-end="Arrow" draw:marker-end-width="0.302cm" draw:marker-end-center="true" draw:fill="none" draw:textarea-horizontal-align="center" fo:padding-top="0.05cm" fo:padding-bottom="0.05cm" fo:padding-left="0.076cm" fo:padding-right="0.076cm"/>
    </style:style>
    <style:style style:name="P1" style:family="paragraph">
      <style:text-properties fo:color="#000000" fo:font-weight="normal" style:font-weight-asian="normal" style:font-weight-complex="normal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8pt" fo:font-weight="normal" style:font-size-asian="8pt" style:font-weight-asian="normal" style:font-size-complex="8pt" style:font-weight-complex="normal"/>
    </style:style>
    <style:style style:name="P7" style:family="paragraph">
      <style:paragraph-properties fo:line-height="150%" fo:text-align="start">
        <style:tab-stops/>
      </style:paragraph-properties>
    </style:style>
    <style:style style:name="P8" style:family="paragraph">
      <style:paragraph-properties fo:line-height="100%" fo:text-align="start">
        <style:tab-stops/>
      </style:paragraph-properties>
    </style:style>
    <style:style style:name="P9" style:family="paragraph"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11" style:family="paragraph">
      <style:text-properties fo:font-size="10.5pt" style:font-size-asian="10.5pt" style:font-size-complex="10.5pt"/>
    </style:style>
    <style:style style:name="P12" style:family="paragraph">
      <style:text-properties fo:font-size="11pt" style:font-size-asian="11pt" style:font-size-complex="11pt"/>
    </style:style>
    <style:style style:name="P13" style:family="paragraph">
      <style:text-properties fo:font-weight="normal" style:font-weight-asian="normal" style:font-weight-complex="normal"/>
    </style:style>
    <style:style style:name="T1" style:family="text">
      <style:text-properties fo:color="#000000" fo:font-size="6pt" fo:font-weight="normal" style:font-size-asian="10.5pt" style:font-weight-asian="normal" style:font-size-complex="10.5pt" style:font-weight-complex="normal"/>
    </style:style>
    <style:style style:name="T2" style:family="text">
      <style:text-properties fo:color="#000000" fo:font-size="7pt" fo:font-weight="normal" style:font-size-asian="11pt" style:font-weight-asian="normal" style:font-size-complex="11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layer="layout" svg:x1="13.451cm" svg:y1="1.54cm" svg:x2="13.451cm" svg:y2="4.558cm" draw:start-shape="id1" draw:start-glue-point="2" svg:d="M13451 1540v3018">
          <text:p/>
        </draw:connector>
        <draw:rect draw:style-name="gr2" draw:layer="layout" svg:width="0.3cm" svg:height="0.254cm" svg:x="13.302cm" svg:y="4.501cm">
          <text:p/>
        </draw:rect>
        <draw:rect draw:style-name="gr2" xml:id="id1" draw:id="id1" draw:layer="layout" svg:width="0.3cm" svg:height="0.254cm" svg:x="13.301cm" svg:y="1.286cm">
          <text:p/>
        </draw:rect>
        <draw:connector draw:style-name="gr3" draw:layer="layout" draw:line-skew="0.254cm" svg:x1="7.012cm" svg:y1="5.5cm" svg:x2="7.016cm" svg:y2="5.997cm" draw:end-shape="id2" draw:end-glue-point="0" svg:d="M7012 5500v250h4v247">
          <text:p/>
        </draw:connector>
        <draw:connector draw:style-name="gr3" draw:layer="layout" draw:line-skew="0.254cm" svg:x1="6.412cm" svg:y1="5.5cm" svg:x2="6.416cm" svg:y2="5.997cm" draw:end-shape="id3" draw:end-glue-point="0" svg:d="M6412 5500v250h4v247">
          <text:p/>
        </draw:connector>
        <draw:connector draw:style-name="gr4" draw:layer="layout" draw:line-skew="-0.05cm" svg:x1="6.716cm" svg:y1="5.449cm" svg:x2="6.723cm" svg:y2="5.95cm" draw:start-shape="id4" draw:start-glue-point="2" svg:d="M6716 5449v451h7v50">
          <text:p/>
        </draw:connector>
        <draw:connector draw:style-name="gr4" draw:layer="layout" draw:line-skew="-0.15cm" svg:x1="6.116cm" svg:y1="5.449cm" svg:x2="6.118cm" svg:y2="5.95cm" draw:start-shape="id5" draw:start-glue-point="2" svg:d="M6116 5449v351h2v150">
          <text:p/>
        </draw:connector>
        <draw:rect draw:style-name="gr5" draw:layer="layout" svg:width="0.246cm" svg:height="0.152cm" svg:x="5.993cm" svg:y="5.997cm">
          <text:p/>
        </draw:rect>
        <draw:rect draw:style-name="gr5" draw:layer="layout" svg:width="0.246cm" svg:height="0.152cm" svg:x="6.593cm" svg:y="5.997cm">
          <text:p/>
        </draw:rect>
        <draw:rect draw:style-name="gr5" draw:layer="layout" svg:width="0.246cm" svg:height="0.152cm" svg:x="6.293cm" svg:y="5.297cm">
          <text:p/>
        </draw:rect>
        <draw:rect draw:style-name="gr5" draw:layer="layout" svg:width="0.246cm" svg:height="0.152cm" svg:x="6.893cm" svg:y="5.297cm">
          <text:p/>
        </draw:rect>
        <draw:rect draw:style-name="gr6" xml:id="id92" draw:id="id92" draw:layer="layout" svg:width="0.246cm" svg:height="0.152cm" svg:x="17.127cm" svg:y="5.297cm">
          <text:p/>
        </draw:rect>
        <draw:rect draw:style-name="gr6" xml:id="id90" draw:id="id90" draw:layer="layout" svg:width="0.246cm" svg:height="0.152cm" draw:transform="rotate (1.5707963267946) translate (19.057cm 8.796cm)">
          <text:p/>
        </draw:rect>
        <draw:rect draw:style-name="gr6" xml:id="id56" draw:id="id56" draw:layer="layout" svg:width="0.246cm" svg:height="0.152cm" svg:x="11.01cm" svg:y="11.297cm">
          <text:p/>
        </draw:rect>
        <draw:rect draw:style-name="gr6" xml:id="id88" draw:id="id88" draw:layer="layout" svg:width="0.246cm" svg:height="0.152cm" svg:x="10.61cm" svg:y="11.297cm">
          <text:p/>
        </draw:rect>
        <draw:rect draw:style-name="gr6" xml:id="id57" draw:id="id57" draw:layer="layout" svg:width="0.246cm" svg:height="0.152cm" svg:x="11.01cm" svg:y="10.697cm">
          <text:p/>
        </draw:rect>
        <draw:rect draw:style-name="gr2" draw:layer="layout" svg:width="0.25cm" svg:height="0.254cm" draw:transform="rotate (1.5707963267946) translate (13.997cm 10.095cm)">
          <text:p/>
        </draw:rect>
        <draw:rect draw:style-name="gr6" xml:id="id85" draw:id="id85" draw:layer="layout" svg:width="0.246cm" svg:height="0.152cm" draw:transform="rotate (1.5707963267946) translate (14.057cm 10.096cm)">
          <text:p/>
        </draw:rect>
        <draw:rect draw:style-name="gr5" xml:id="id59" draw:id="id59" draw:layer="layout" svg:width="0.246cm" svg:height="0.152cm" draw:transform="rotate (1.5707963267946) translate (14.057cm 9.796cm)">
          <text:p/>
        </draw:rect>
        <draw:rect draw:style-name="gr5" xml:id="id58" draw:id="id58" draw:layer="layout" svg:width="0.246cm" svg:height="0.152cm" draw:transform="rotate (1.5707963267946) translate (11.557cm 9.796cm)">
          <text:p/>
        </draw:rect>
        <draw:connector draw:style-name="gr7" draw:layer="layout" svg:x1="10.352cm" svg:y1="1.683cm" svg:x2="10.352cm" svg:y2="4.544cm" svg:d="M10352 1683v2861">
          <text:p/>
        </draw:connector>
        <draw:connector draw:style-name="gr1" draw:layer="layout" svg:x1="15.49cm" svg:y1="1.54cm" svg:x2="15.49cm" svg:y2="4.558cm" svg:d="M15490 1540v3018">
          <text:p/>
        </draw:connector>
        <draw:connector draw:style-name="gr8" draw:layer="layout" svg:x1="3.476cm" svg:y1="5.498cm" svg:x2="1.898cm" svg:y2="7.001cm" draw:start-shape="id6" draw:start-glue-point="2" draw:end-shape="id7" draw:end-glue-point="2" svg:d="M3476 5498v1503h-1578">
          <text:p/>
        </draw:connector>
        <draw:g>
          <draw:line draw:style-name="gr4" draw:layer="layout" svg:x1="8.807cm" svg:y1="11.564cm" svg:x2="9.957cm" svg:y2="11.564cm">
            <text:p/>
          </draw:line>
          <draw:frame draw:style-name="gr9" draw:text-style-name="P1" draw:layer="layout" svg:width="0.79cm" svg:height="0.33cm" svg:x="9.038cm" svg:y="11.25cm">
            <draw:text-box>
              <text:p><text:span text:style-name="T1">MAC@</text:span></text:p>
            </draw:text-box>
          </draw:frame>
        </draw:g>
        <draw:g>
          <draw:line draw:style-name="gr4" draw:layer="layout" svg:x1="8.807cm" svg:y1="11.994cm" svg:x2="9.957cm" svg:y2="11.994cm">
            <text:p/>
          </draw:line>
          <draw:frame draw:style-name="gr10" draw:text-style-name="P1" draw:layer="layout" svg:width="0.786cm" svg:height="0.33cm" svg:x="9.04cm" svg:y="11.68cm">
            <draw:text-box>
              <text:p><text:span text:style-name="T1">IP4@</text:span></text:p>
            </draw:text-box>
          </draw:frame>
        </draw:g>
        <draw:rect draw:style-name="gr11" draw:layer="layout" svg:width="2cm" svg:height="3.5cm" svg:x="10cm" svg:y="9.25cm">
          <text:p/>
        </draw:rect>
        <draw:rect draw:style-name="gr2" xml:id="id65" draw:id="id65" draw:layer="layout" svg:width="0.3cm" svg:height="0.254cm" svg:x="14.201cm" svg:y="1.385cm">
          <text:p/>
        </draw:rect>
        <draw:rect draw:style-name="gr2" xml:id="id67" draw:id="id67" draw:layer="layout" svg:width="0.3cm" svg:height="0.254cm" svg:x="14.602cm" svg:y="1.285cm">
          <text:p/>
        </draw:rect>
        <draw:rect draw:style-name="gr2" xml:id="id68" draw:id="id68" draw:layer="layout" svg:width="0.5cm" svg:height="0.254cm" svg:x="12.4cm" svg:y="1.385cm">
          <text:p/>
        </draw:rect>
        <draw:rect draw:style-name="gr2" xml:id="id69" draw:id="id69" draw:layer="layout" svg:width="0.3cm" svg:height="0.254cm" svg:x="12.9cm" svg:y="1.285cm">
          <text:p/>
        </draw:rect>
        <draw:rect draw:style-name="gr2" xml:id="id70" draw:id="id70" draw:layer="layout" svg:width="0.3cm" svg:height="0.254cm" svg:x="15.001cm" svg:y="1.386cm">
          <text:p/>
        </draw:rect>
        <draw:rect draw:style-name="gr2" xml:id="id74" draw:id="id74" draw:layer="layout" svg:width="0.5cm" svg:height="0.254cm" svg:x="15.939cm" svg:y="1.386cm">
          <text:p/>
        </draw:rect>
        <draw:rect draw:style-name="gr2" xml:id="id72" draw:id="id72" draw:layer="layout" svg:width="0.3cm" svg:height="0.254cm" svg:x="16.841cm" svg:y="1.386cm">
          <text:p/>
        </draw:rect>
        <draw:rect draw:style-name="gr2" draw:layer="layout" svg:width="0.3cm" svg:height="0.254cm" svg:x="16.441cm" svg:y="1.386cm">
          <text:p/>
        </draw:rect>
        <draw:connector draw:style-name="gr12" draw:layer="layout" svg:x1="15.225cm" svg:y1="8.85cm" svg:x2="15.225cm" svg:y2="9.3cm" draw:start-shape="id8" draw:start-glue-point="2" draw:end-shape="id9" draw:end-glue-point="0" svg:d="M15225 8850v450">
          <text:p/>
        </draw:connector>
        <draw:connector draw:style-name="gr12" draw:layer="layout" svg:x1="15.533cm" svg:y1="10.449cm" svg:x2="15.529cm" svg:y2="11.6cm" draw:start-shape="id10" draw:start-glue-point="2" svg:d="M15533 10449v826h-4v325">
          <text:p/>
        </draw:connector>
        <draw:connector draw:style-name="gr12" draw:layer="layout" svg:x1="11.507cm" svg:y1="10.389cm" svg:x2="13.604cm" svg:y2="11.6cm" draw:start-shape="id11" draw:start-glue-point="2" draw:end-shape="id12" draw:end-glue-point="0" svg:d="M11507 10389h2097v1211">
          <text:p/>
        </draw:connector>
        <draw:rect draw:style-name="gr2" draw:layer="layout" svg:width="0.501cm" svg:height="0.254cm" svg:x="15.275cm" svg:y="11.6cm">
          <text:p/>
        </draw:rect>
        <draw:rect draw:style-name="gr2" xml:id="id12" draw:id="id12" draw:layer="layout" svg:width="0.501cm" svg:height="0.254cm" svg:x="13.354cm" svg:y="11.6cm">
          <text:p/>
        </draw:rect>
        <draw:rect draw:style-name="gr13" xml:id="id15" draw:id="id15" draw:layer="layout" svg:width="2.65cm" svg:height="0.5cm" draw:transform="skewX (-0.0040142572795862) rotate (-0.00383972435557414) translate (13.25cm 11.55cm)">
          <text:p>L2MUX</text:p>
        </draw:rect>
        <draw:rect draw:style-name="gr2" xml:id="id55" draw:id="id55" draw:layer="layout" svg:width="0.25cm" svg:height="0.254cm" draw:transform="rotate (1.5707963267946) translate (10.253cm 10.514cm)">
          <text:p/>
        </draw:rect>
        <draw:connector draw:style-name="gr14" draw:layer="layout" svg:x1="8.854cm" svg:y1="10.384cm" svg:x2="7.704cm" svg:y2="11cm" draw:start-shape="id13" draw:start-glue-point="0" draw:end-shape="id14" draw:end-glue-point="0" svg:d="M8854 10384h-1150v616">
          <text:p/>
        </draw:connector>
        <draw:connector draw:style-name="gr15" draw:layer="layout" svg:x1="14.575cm" svg:y1="12.06cm" svg:x2="14.575cm" svg:y2="13.05cm" draw:start-shape="id15" draw:start-glue-point="2" draw:end-shape="id16" draw:end-glue-point="0" svg:d="M14575 12060v990">
          <text:p/>
        </draw:connector>
        <draw:rect draw:style-name="gr16" xml:id="id16" draw:id="id16" draw:layer="layout" svg:width="0.5cm" svg:height="0.25cm" svg:x="14.325cm" svg:y="13.05cm">
          <text:p/>
        </draw:rect>
        <draw:connector draw:style-name="gr17" draw:layer="layout" svg:x1="9.151cm" svg:y1="1.439cm" svg:x2="9.151cm" svg:y2="4.5cm" draw:start-shape="id17" draw:start-glue-point="2" draw:end-shape="id18" draw:end-glue-point="0" svg:d="M9151 1439v3061">
          <text:p/>
        </draw:connector>
        <draw:connector draw:style-name="gr7" draw:layer="layout" svg:x1="9.552cm" svg:y1="1.639cm" svg:x2="9.552cm" svg:y2="4.5cm" draw:start-shape="id19" draw:start-glue-point="2" draw:end-shape="id20" draw:end-glue-point="0" svg:d="M9552 1639v2861">
          <text:p/>
        </draw:connector>
        <draw:rect draw:style-name="gr2" xml:id="id18" draw:id="id18" draw:layer="layout" svg:width="0.3cm" svg:height="0.254cm" svg:x="9.001cm" svg:y="4.5cm">
          <text:p/>
        </draw:rect>
        <draw:rect draw:style-name="gr2" xml:id="id20" draw:id="id20" draw:layer="layout" svg:width="0.3cm" svg:height="0.254cm" svg:x="9.402cm" svg:y="4.5cm">
          <text:p/>
        </draw:rect>
        <draw:rect draw:style-name="gr2" xml:id="id17" draw:id="id17" draw:layer="layout" svg:width="0.3cm" svg:height="0.254cm" svg:x="9.001cm" svg:y="1.185cm">
          <text:p/>
        </draw:rect>
        <draw:rect draw:style-name="gr2" xml:id="id19" draw:id="id19" draw:layer="layout" svg:width="0.3cm" svg:height="0.254cm" svg:x="9.402cm" svg:y="1.385cm">
          <text:p/>
        </draw:rect>
        <draw:frame draw:style-name="gr18" draw:text-style-name="P1" draw:layer="layout" svg:width="1.493cm" svg:height="0.33cm" draw:transform="rotate (1.5707963267946) translate (8.82cm 4.15cm)">
          <draw:text-box>
            <text:p><text:span text:style-name="T2">AppOpnReq</text:span></text:p>
          </draw:text-box>
        </draw:frame>
        <draw:frame draw:style-name="gr18" draw:text-style-name="P1" draw:layer="layout" svg:width="1.493cm" svg:height="0.33cm" draw:transform="rotate (1.5707963267946) translate (9.221cm 4.15cm)">
          <draw:text-box>
            <text:p><text:span text:style-name="T2">AppOpnRep</text:span></text:p>
          </draw:text-box>
        </draw:frame>
        <draw:connector draw:style-name="gr17" draw:layer="layout" svg:x1="9.952cm" svg:y1="1.439cm" svg:x2="9.952cm" svg:y2="4.5cm" draw:start-shape="id21" draw:start-glue-point="2" draw:end-shape="id22" draw:end-glue-point="0" svg:d="M9952 1439v3061">
          <text:p/>
        </draw:connector>
        <draw:rect draw:style-name="gr2" xml:id="id22" draw:id="id22" draw:layer="layout" svg:width="0.3cm" svg:height="0.254cm" svg:x="9.802cm" svg:y="4.5cm">
          <text:p/>
        </draw:rect>
        <draw:rect draw:style-name="gr2" xml:id="id21" draw:id="id21" draw:layer="layout" svg:width="0.3cm" svg:height="0.254cm" svg:x="9.802cm" svg:y="1.185cm">
          <text:p/>
        </draw:rect>
        <draw:frame draw:style-name="gr18" draw:text-style-name="P1" draw:layer="layout" svg:width="1.493cm" svg:height="0.33cm" draw:transform="rotate (1.5707963267946) translate (9.621cm 4.15cm)">
          <draw:text-box>
            <text:p><text:span text:style-name="T2">AppClsReq</text:span></text:p>
          </draw:text-box>
        </draw:frame>
        <draw:rect draw:style-name="gr2" xml:id="id26" draw:id="id26" draw:layer="layout" svg:width="0.501cm" svg:height="0.254cm" svg:x="7.438cm" svg:y="4.5cm">
          <text:p/>
        </draw:rect>
        <draw:rect draw:style-name="gr2" xml:id="id24" draw:id="id24" draw:layer="layout" svg:width="0.3cm" svg:height="0.254cm" svg:x="8.34cm" svg:y="4.5cm">
          <text:p/>
        </draw:rect>
        <draw:rect draw:style-name="gr2" xml:id="id25" draw:id="id25" draw:layer="layout" svg:width="0.5cm" svg:height="0.254cm" svg:x="7.438cm" svg:y="1.185cm">
          <text:p/>
        </draw:rect>
        <draw:rect draw:style-name="gr2" xml:id="id23" draw:id="id23" draw:layer="layout" svg:width="0.3cm" svg:height="0.254cm" svg:x="8.34cm" svg:y="1.385cm">
          <text:p/>
        </draw:rect>
        <draw:connector draw:style-name="gr7" draw:layer="layout" svg:x1="8.49cm" svg:y1="1.639cm" svg:x2="8.49cm" svg:y2="4.5cm" draw:start-shape="id23" draw:start-glue-point="2" draw:end-shape="id24" draw:end-glue-point="0" svg:d="M8490 1639v2861">
          <text:p/>
        </draw:connector>
        <draw:connector draw:style-name="gr19" draw:layer="layout" svg:x1="7.688cm" svg:y1="1.439cm" svg:x2="7.688cm" svg:y2="4.5cm" draw:start-shape="id25" draw:start-glue-point="2" draw:end-shape="id26" draw:end-glue-point="0" svg:d="M7688 1439v3061">
          <text:p/>
        </draw:connector>
        <draw:connector draw:style-name="gr17" draw:layer="layout" svg:x1="8.088cm" svg:y1="1.588cm" svg:x2="8.088cm" svg:y2="4.5cm" svg:d="M8088 1588v2912">
          <text:p/>
        </draw:connector>
        <draw:frame draw:style-name="gr18" draw:text-style-name="P1" draw:layer="layout" svg:width="1.493cm" svg:height="0.33cm" draw:transform="rotate (1.5707963267946) translate (7.357cm 4.15cm)">
          <draw:text-box>
            <text:p><text:span text:style-name="T2">AppData</text:span></text:p>
          </draw:text-box>
        </draw:frame>
        <draw:frame draw:style-name="gr18" draw:text-style-name="P1" draw:layer="layout" svg:width="1.493cm" svg:height="0.33cm" draw:transform="rotate (1.5707963267946) translate (7.757cm 4.15cm)">
          <draw:text-box>
            <text:p><text:span text:style-name="T2">AppSndReq</text:span></text:p>
          </draw:text-box>
        </draw:frame>
        <draw:frame draw:style-name="gr18" draw:text-style-name="P1" draw:layer="layout" svg:width="1.493cm" svg:height="0.33cm" draw:transform="rotate (1.5707963267946) translate (8.157cm 4.15cm)">
          <draw:text-box>
            <text:p><text:span text:style-name="T2">AppSndRep</text:span></text:p>
          </draw:text-box>
        </draw:frame>
        <draw:connector draw:style-name="gr17" draw:layer="layout" svg:x1="6.451cm" svg:y1="1.439cm" svg:x2="6.451cm" svg:y2="4.5cm" draw:start-shape="id27" draw:start-glue-point="2" draw:end-shape="id28" draw:end-glue-point="0" svg:d="M6451 1439v3061">
          <text:p/>
        </draw:connector>
        <draw:connector draw:style-name="gr7" draw:layer="layout" svg:x1="6.852cm" svg:y1="1.639cm" svg:x2="6.852cm" svg:y2="4.5cm" draw:start-shape="id29" draw:start-glue-point="2" draw:end-shape="id30" draw:end-glue-point="0" svg:d="M6852 1639v2861">
          <text:p/>
        </draw:connector>
        <draw:rect draw:style-name="gr2" xml:id="id28" draw:id="id28" draw:layer="layout" svg:width="0.3cm" svg:height="0.254cm" svg:x="6.301cm" svg:y="4.5cm">
          <text:p/>
        </draw:rect>
        <draw:rect draw:style-name="gr2" xml:id="id30" draw:id="id30" draw:layer="layout" svg:width="0.3cm" svg:height="0.254cm" svg:x="6.702cm" svg:y="4.5cm">
          <text:p/>
        </draw:rect>
        <draw:rect draw:style-name="gr2" xml:id="id27" draw:id="id27" draw:layer="layout" svg:width="0.3cm" svg:height="0.254cm" svg:x="6.301cm" svg:y="1.185cm">
          <text:p/>
        </draw:rect>
        <draw:rect draw:style-name="gr2" xml:id="id29" draw:id="id29" draw:layer="layout" svg:width="0.3cm" svg:height="0.254cm" svg:x="6.702cm" svg:y="1.385cm">
          <text:p/>
        </draw:rect>
        <draw:connector draw:style-name="gr17" draw:layer="layout" svg:x1="4.852cm" svg:y1="1.439cm" svg:x2="4.852cm" svg:y2="4.5cm" draw:start-shape="id31" draw:start-glue-point="2" draw:end-shape="id32" draw:end-glue-point="0" svg:d="M4852 1439v3061">
          <text:p/>
        </draw:connector>
        <draw:rect draw:style-name="gr2" xml:id="id48" draw:id="id48" draw:layer="layout" svg:width="0.501cm" svg:height="0.254cm" svg:x="5cm" svg:y="4.5cm">
          <text:p/>
        </draw:rect>
        <draw:rect draw:style-name="gr2" xml:id="id51" draw:id="id51" draw:layer="layout" svg:width="0.3cm" svg:height="0.254cm" svg:x="5.5cm" svg:y="4.5cm">
          <text:p/>
        </draw:rect>
        <draw:rect draw:style-name="gr2" xml:id="id53" draw:id="id53" draw:layer="layout" svg:width="0.3cm" svg:height="0.254cm" svg:x="4.301cm" svg:y="4.5cm">
          <text:p/>
        </draw:rect>
        <draw:rect draw:style-name="gr2" xml:id="id32" draw:id="id32" draw:layer="layout" svg:width="0.3cm" svg:height="0.254cm" svg:x="4.702cm" svg:y="4.5cm">
          <text:p/>
        </draw:rect>
        <draw:rect draw:style-name="gr2" xml:id="id42" draw:id="id42" draw:layer="layout" svg:width="0.501cm" svg:height="0.248cm" svg:x="5.042cm" svg:y="5.256cm">
          <text:p/>
        </draw:rect>
        <draw:rect draw:style-name="gr16" xml:id="id46" draw:id="id46" draw:layer="layout" svg:width="0.5cm" svg:height="0.25cm" svg:x="6.175cm" svg:y="13.15cm">
          <text:p/>
        </draw:rect>
        <draw:connector draw:style-name="gr8" draw:layer="layout" svg:x1="3.476cm" svg:y1="4.5cm" svg:x2="1.898cm" svg:y2="3.002cm" draw:start-shape="id33" draw:start-glue-point="0" draw:end-shape="id34" draw:end-glue-point="2" svg:d="M3476 4500v-1498h-1578">
          <text:p/>
        </draw:connector>
        <draw:connector draw:style-name="gr14" draw:layer="layout" svg:x1="3cm" svg:y1="5.504cm" svg:x2="1.898cm" svg:y2="6.002cm" draw:start-shape="id35" draw:start-glue-point="2" draw:end-shape="id36" draw:end-glue-point="2" svg:d="M3000 5504v498h-1102">
          <text:p/>
        </draw:connector>
        <draw:connector draw:style-name="gr14" draw:layer="layout" svg:x1="3cm" svg:y1="4.5cm" svg:x2="1.898cm" svg:y2="4.001cm" draw:start-shape="id37" draw:start-glue-point="0" draw:end-shape="id38" draw:end-glue-point="2" svg:d="M3000 4500v-499h-1102">
          <text:p/>
        </draw:connector>
        <draw:rect draw:style-name="gr2" xml:id="id37" draw:id="id37" draw:layer="layout" svg:width="0.501cm" svg:height="0.254cm" svg:x="2.75cm" svg:y="4.5cm">
          <text:p/>
        </draw:rect>
        <draw:rect draw:style-name="gr2" xml:id="id33" draw:id="id33" draw:layer="layout" svg:width="0.501cm" svg:height="0.254cm" svg:x="3.226cm" svg:y="4.5cm">
          <text:p/>
        </draw:rect>
        <draw:rect draw:style-name="gr2" xml:id="id6" draw:id="id6" draw:layer="layout" svg:width="0.501cm" svg:height="0.248cm" svg:x="3.226cm" svg:y="5.25cm">
          <text:p/>
        </draw:rect>
        <draw:rect draw:style-name="gr2" xml:id="id35" draw:id="id35" draw:layer="layout" svg:width="0.501cm" svg:height="0.254cm" svg:x="2.75cm" svg:y="5.25cm">
          <text:p/>
        </draw:rect>
        <draw:connector draw:style-name="gr14" draw:layer="layout" svg:x1="6.307cm" svg:y1="9.71cm" svg:x2="6.301cm" svg:y2="11cm" draw:start-shape="id39" draw:start-glue-point="2" draw:end-shape="id40" draw:end-glue-point="0" svg:d="M6307 9710v645h-6v645">
          <text:p/>
        </draw:connector>
        <draw:connector draw:style-name="gr12" draw:layer="layout" svg:x1="8.953cm" svg:y1="6.284cm" svg:x2="15.225cm" svg:y2="8.3cm" draw:start-shape="id41" draw:start-glue-point="2" draw:end-shape="id8" draw:end-glue-point="0" svg:d="M8953 6284h6272v2016">
          <text:p/>
        </draw:connector>
        <draw:connector draw:style-name="gr14" draw:layer="layout" svg:x1="5.292cm" svg:y1="5.504cm" svg:x2="5.292cm" svg:y2="9.998cm" draw:start-shape="id42" draw:start-glue-point="2" draw:end-shape="id43" draw:end-glue-point="0" svg:d="M5292 5504v4494">
          <text:p/>
        </draw:connector>
        <draw:connector draw:style-name="gr14" draw:layer="layout" svg:x1="5.292cm" svg:y1="10.15cm" svg:x2="5.292cm" svg:y2="11cm" draw:start-shape="id43" draw:start-glue-point="2" draw:end-shape="id44" draw:end-glue-point="0" svg:d="M5292 10150v850">
          <text:p/>
        </draw:connector>
        <draw:connector draw:style-name="gr14" draw:layer="layout" svg:x1="6.425cm" svg:y1="12cm" svg:x2="6.425cm" svg:y2="13.15cm" draw:start-shape="id45" draw:start-glue-point="2" draw:end-shape="id46" draw:end-glue-point="0" svg:d="M6425 12000v1150">
          <text:p/>
        </draw:connector>
        <draw:connector draw:style-name="gr20" draw:layer="layout" svg:x1="5.25cm" svg:y1="1.639cm" svg:x2="5.25cm" svg:y2="4.5cm" draw:start-shape="id47" draw:start-glue-point="2" draw:end-shape="id48" draw:end-glue-point="0" svg:d="M5250 1639v2861">
          <text:p/>
        </draw:connector>
        <draw:connector draw:style-name="gr12" draw:layer="layout" svg:x1="7.658cm" svg:y1="5.498cm" svg:x2="8.801cm" svg:y2="6.284cm" draw:start-shape="id49" draw:start-glue-point="2" draw:end-shape="id41" draw:end-glue-point="0" svg:d="M7658 5498v786h1143">
          <text:p/>
        </draw:connector>
        <draw:frame draw:style-name="gr21" draw:text-style-name="P2" draw:layer="layout" svg:width="1.9cm" svg:height="0.9cm" svg:x="1.05cm" svg:y="1.05cm">
          <draw:text-box>
            <text:p><text:span text:style-name="T3">NTS</text:span></text:p>
          </draw:text-box>
        </draw:frame>
        <draw:rect draw:style-name="gr22" draw:text-style-name="P3" draw:layer="layout" svg:width="9.4cm" svg:height="0.75cm" svg:x="5.8cm" svg:y="13.05cm">
          <text:p text:style-name="P3">ETH</text:p>
        </draw:rect>
        <draw:rect draw:style-name="gr2" xml:id="id40" draw:id="id40" draw:layer="layout" svg:width="0.501cm" svg:height="0.254cm" svg:x="6.051cm" svg:y="11cm">
          <text:p/>
        </draw:rect>
        <draw:rect draw:style-name="gr2" xml:id="id14" draw:id="id14" draw:layer="layout" svg:width="0.501cm" svg:height="0.254cm" svg:x="7.454cm" svg:y="11cm">
          <text:p/>
        </draw:rect>
        <draw:rect draw:style-name="gr2" xml:id="id44" draw:id="id44" draw:layer="layout" svg:width="0.501cm" svg:height="0.254cm" svg:x="5.042cm" svg:y="11cm">
          <text:p/>
        </draw:rect>
        <draw:rect draw:style-name="gr2" xml:id="id49" draw:id="id49" draw:layer="layout" svg:width="0.501cm" svg:height="0.248cm" svg:x="7.408cm" svg:y="5.25cm">
          <text:p/>
        </draw:rect>
        <draw:rect draw:style-name="gr23" draw:text-style-name="P3" draw:layer="layout" svg:width="1.027cm" svg:height="8.75cm" svg:x="1.023cm" svg:y="2.25cm">
          <text:p/>
        </draw:rect>
        <draw:frame draw:style-name="gr24" draw:text-style-name="P4" draw:layer="layout" svg:width="1.05cm" svg:height="2cm" svg:x="1cm" svg:y="7.55cm">
          <draw:text-box>
            <text:p><text:span text:style-name="T4">M</text:span></text:p>
            <text:p><text:span text:style-name="T4">E</text:span></text:p>
            <text:p><text:span text:style-name="T4">M</text:span></text:p>
          </draw:text-box>
        </draw:frame>
        <draw:rect draw:style-name="gr2" draw:layer="layout" svg:width="0.501cm" svg:height="0.254cm" svg:x="15.966cm" svg:y="8.3cm">
          <text:p/>
        </draw:rect>
        <draw:rect draw:style-name="gr2" xml:id="id94" draw:id="id94" draw:layer="layout" svg:width="0.508cm" svg:height="0.25cm" svg:x="13.966cm" svg:y="8.3cm">
          <text:p/>
        </draw:rect>
        <draw:g>
          <draw:polyline draw:style-name="gr25" draw:layer="layout" svg:width="0.249cm" svg:height="0.499cm" svg:x="1cm" svg:y="13.1cm" svg:viewBox="0 0 250 500" draw:points="0,0 250,250 0,500">
            <text:p/>
          </draw:polyline>
          <draw:frame draw:style-name="gr26" draw:text-style-name="P5" draw:layer="layout" svg:width="1.391cm" svg:height="0.445cm" svg:x="1.359cm" svg:y="13.108cm">
            <draw:text-box>
              <text:p><text:span text:style-name="T5">piShlClk</text:span></text:p>
            </draw:text-box>
          </draw:frame>
        </draw:g>
        <draw:g>
          <draw:frame draw:style-name="gr27" draw:text-style-name="P5" draw:layer="layout" svg:width="1.408cm" svg:height="0.445cm" svg:x="1.345cm" svg:y="12.608cm">
            <draw:text-box>
              <text:p><text:span text:style-name="T5">piShlRst</text:span></text:p>
            </draw:text-box>
          </draw:frame>
          <draw:line draw:style-name="gr28" draw:layer="layout" svg:x1="1cm" svg:y1="12.85cm" svg:x2="1.25cm" svg:y2="12.85cm">
            <text:p/>
          </draw:line>
        </draw:g>
        <draw:rect draw:style-name="gr29" xml:id="id7" draw:id="id7" draw:layer="layout" svg:width="0.501cm" svg:height="0.248cm" draw:transform="rotate (1.5707963267946) translate (1.65cm 7.251cm)">
          <text:p/>
        </draw:rect>
        <draw:rect draw:style-name="gr29" xml:id="id36" draw:id="id36" draw:layer="layout" svg:width="0.501cm" svg:height="0.248cm" draw:transform="rotate (1.5707963267946) translate (1.65cm 6.252cm)">
          <text:p/>
        </draw:rect>
        <draw:rect draw:style-name="gr6" xml:id="id38" draw:id="id38" draw:layer="layout" svg:width="0.501cm" svg:height="0.248cm" draw:transform="rotate (1.5707963267946) translate (1.65cm 4.251cm)">
          <text:p/>
        </draw:rect>
        <draw:rect draw:style-name="gr6" xml:id="id34" draw:id="id34" draw:layer="layout" svg:width="0.501cm" svg:height="0.248cm" draw:transform="rotate (1.5707963267946) translate (1.65cm 3.252cm)">
          <text:p/>
        </draw:rect>
        <draw:rect draw:style-name="gr5" xml:id="id43" draw:id="id43" draw:layer="layout" svg:width="1.016cm" svg:height="0.152cm" svg:x="4.784cm" svg:y="9.998cm">
          <text:p/>
        </draw:rect>
        <draw:frame draw:style-name="gr30" draw:text-style-name="P6" draw:layer="layout" svg:width="0.261cm" svg:height="0.369cm" svg:x="4.425cm" svg:y="9.882cm">
          <draw:text-box>
            <text:p><text:span text:style-name="T6">2</text:span></text:p>
          </draw:text-box>
        </draw:frame>
        <draw:rect draw:style-name="gr2" xml:id="id61" draw:id="id61" draw:layer="layout" svg:width="0.246cm" svg:height="0.254cm" svg:x="6.554cm" svg:y="11cm">
          <text:p/>
        </draw:rect>
        <draw:rect draw:style-name="gr11" draw:layer="layout" svg:width="1.405cm" svg:height="1.052cm" svg:x="5.85cm" svg:y="5.933cm">
          <text:p/>
        </draw:rect>
        <draw:frame draw:style-name="gr31" draw:layer="layout" svg:width="1.405cm" svg:height="1cm" svg:x="5.85cm" svg:y="5.95cm">
          <draw:text-box>
            <text:p>CAM</text:p>
          </draw:text-box>
        </draw:frame>
        <draw:connector draw:style-name="gr7" draw:layer="layout" svg:x1="5.65cm" svg:y1="1.639cm" svg:x2="5.65cm" svg:y2="4.5cm" draw:start-shape="id50" draw:start-glue-point="2" draw:end-shape="id51" draw:end-glue-point="0" svg:d="M5650 1639v2861">
          <text:p/>
        </draw:connector>
        <draw:frame draw:style-name="gr18" draw:text-style-name="P1" draw:layer="layout" svg:width="1.493cm" svg:height="0.33cm" draw:transform="rotate (1.5707963267946) translate (4.919cm 4.15cm)">
          <draw:text-box>
            <text:p><text:span text:style-name="T2">AppData</text:span></text:p>
          </draw:text-box>
        </draw:frame>
        <draw:g>
          <draw:rect draw:style-name="gr32" draw:text-style-name="P7" draw:layer="layout" svg:width="1.75cm" svg:height="3.8cm" svg:x="17.95cm" svg:y="2.05cm">
            <text:p text:style-name="P7"><text:span text:style-name="T7">Legend</text:span><text:span text:style-name="T5">:</text:span></text:p>
            <text:p text:style-name="P8"><text:span text:style-name="T8"><text:s text:c="3"/></text:span><text:span text:style-name="T6"><text:s text:c="3"/></text:span></text:p>
            <text:p text:style-name="P8"><text:span text:style-name="T6"><text:s text:c="6"/></text:span><text:span text:style-name="T6">User-IP</text:span></text:p>
            <text:p text:style-name="P8"><text:span text:style-name="T6"><text:s text:c="6"/></text:span><text:span text:style-name="T6">(HLS)</text:span></text:p>
            <text:p text:style-name="P8"><text:span text:style-name="T6"/></text:p>
            <text:p text:style-name="P8"><text:span text:style-name="T6"><text:s text:c="6"/></text:span><text:span text:style-name="T6">Xilinx-IP</text:span><text:span text:style-name="T6"><text:line-break/></text:span><text:span text:style-name="T6"> <text:s text:c="5"/>catalog</text:span></text:p>
            <text:p text:style-name="P8"><text:span text:style-name="T6"/></text:p>
            <text:p text:style-name="P8"><text:span text:style-name="T6"><text:s text:c="6"/></text:span><text:span text:style-name="T6">HDL</text:span></text:p>
            <text:p text:style-name="P8"><text:span text:style-name="T6"><text:s text:c="6"/></text:span><text:span text:style-name="T6">code</text:span></text:p>
          </draw:rect>
          <draw:rect draw:style-name="gr2" draw:layer="layout" svg:width="0.211cm" svg:height="0.635cm" svg:x="18.137cm" svg:y="2.925cm">
            <text:p/>
          </draw:rect>
          <draw:rect draw:style-name="gr5" draw:layer="layout" svg:width="0.211cm" svg:height="0.635cm" svg:x="18.137cm" svg:y="3.822cm">
            <text:p/>
          </draw:rect>
          <draw:rect draw:style-name="gr33" draw:layer="layout" svg:width="0.211cm" svg:height="0.635cm" svg:x="18.137cm" svg:y="4.825cm">
            <text:p/>
          </draw:rect>
        </draw:g>
        <draw:frame draw:style-name="gr34" draw:text-style-name="P9" draw:layer="layout" svg:width="0.95cm" svg:height="1.089cm" svg:x="1cm" svg:y="9.606cm">
          <draw:text-box>
            <text:p><text:span text:style-name="T9">Ch</text:span></text:p>
            <text:p><text:span text:style-name="T9">[0]</text:span></text:p>
          </draw:text-box>
        </draw:frame>
        <draw:frame draw:style-name="gr35" draw:text-style-name="P1" draw:layer="layout" svg:width="1.45cm" svg:height="0.399cm" draw:transform="rotate (1.5707963267946) translate (5.25cm 4.15cm)">
          <draw:text-box>
            <text:p><text:span text:style-name="T2">AppMeta</text:span></text:p>
          </draw:text-box>
        </draw:frame>
        <draw:connector draw:style-name="gr7" draw:layer="layout" svg:x1="4.451cm" svg:y1="1.639cm" svg:x2="4.451cm" svg:y2="4.5cm" draw:start-shape="id52" draw:start-glue-point="2" draw:end-shape="id53" draw:end-glue-point="0" svg:d="M4451 1639v2861">
          <text:p/>
        </draw:connector>
        <draw:frame draw:style-name="gr18" draw:text-style-name="P1" draw:layer="layout" svg:width="1.493cm" svg:height="0.33cm" draw:transform="rotate (1.5707963267946) translate (4.12cm 4.15cm)">
          <draw:text-box>
            <text:p><text:span text:style-name="T2">AppNotif</text:span></text:p>
          </draw:text-box>
        </draw:frame>
        <draw:frame draw:style-name="gr18" draw:text-style-name="P1" draw:layer="layout" svg:width="1.493cm" svg:height="0.33cm" draw:transform="rotate (1.5707963267946) translate (4.521cm 4.15cm)">
          <draw:text-box>
            <text:p><text:span text:style-name="T2">AppDReq</text:span></text:p>
          </draw:text-box>
        </draw:frame>
        <draw:rect draw:style-name="gr2" xml:id="id47" draw:id="id47" draw:layer="layout" svg:width="0.5cm" svg:height="0.254cm" svg:x="5cm" svg:y="1.385cm">
          <text:p/>
        </draw:rect>
        <draw:rect draw:style-name="gr2" xml:id="id50" draw:id="id50" draw:layer="layout" svg:width="0.3cm" svg:height="0.254cm" svg:x="5.5cm" svg:y="1.385cm">
          <text:p/>
        </draw:rect>
        <draw:rect draw:style-name="gr2" xml:id="id52" draw:id="id52" draw:layer="layout" svg:width="0.3cm" svg:height="0.254cm" svg:x="4.301cm" svg:y="1.385cm">
          <text:p/>
        </draw:rect>
        <draw:rect draw:style-name="gr2" xml:id="id31" draw:id="id31" draw:layer="layout" svg:width="0.3cm" svg:height="0.254cm" svg:x="4.702cm" svg:y="1.185cm">
          <text:p/>
        </draw:rect>
        <draw:frame draw:style-name="gr36" draw:layer="layout" svg:width="6.5cm" svg:height="0.625cm" svg:x="4cm" svg:y="1cm">
          <draw:text-box>
            <text:p>TAIF</text:p>
          </draw:text-box>
        </draw:frame>
        <draw:frame draw:style-name="gr18" draw:text-style-name="P1" draw:layer="layout" svg:width="1.493cm" svg:height="0.33cm" draw:transform="rotate (1.5707963267946) translate (6.12cm 4.15cm)">
          <draw:text-box>
            <text:p><text:span text:style-name="T2">AppLsnReq</text:span></text:p>
          </draw:text-box>
        </draw:frame>
        <draw:frame draw:style-name="gr18" draw:text-style-name="P1" draw:layer="layout" svg:width="1.493cm" svg:height="0.33cm" draw:transform="rotate (1.5707963267946) translate (6.521cm 4.15cm)">
          <draw:text-box>
            <text:p><text:span text:style-name="T2">AppLsnRep</text:span></text:p>
          </draw:text-box>
        </draw:frame>
        <draw:connector draw:style-name="gr12" draw:layer="layout" svg:x1="16.216cm" svg:y1="5.449cm" svg:x2="16.212cm" svg:y2="8.3cm" draw:start-shape="id54" draw:start-glue-point="2" svg:d="M16216 5449v1676h-4v1175">
          <text:p/>
        </draw:connector>
        <draw:g>
          <draw:frame draw:style-name="gr30" draw:text-style-name="P10" draw:layer="layout" svg:width="0.261cm" svg:height="0.369cm" svg:x="8.8cm" svg:y="9.531cm">
            <draw:text-box>
              <text:p text:style-name="P3"><text:span text:style-name="T6">0</text:span></text:p>
            </draw:text-box>
          </draw:frame>
          <draw:rect draw:style-name="gr5" xml:id="id13" draw:id="id13" draw:layer="layout" svg:width="1.016cm" svg:height="0.152cm" draw:transform="rotate (1.5707963267946) translate (8.854cm 10.892cm)">
            <text:p/>
          </draw:rect>
        </draw:g>
        <draw:frame draw:style-name="gr37" draw:layer="layout" svg:width="1.442cm" svg:height="0.538cm" svg:x="10.008cm" svg:y="12.15cm">
          <draw:text-box>
            <text:p>ARP</text:p>
          </draw:text-box>
        </draw:frame>
        <draw:connector draw:style-name="gr14" draw:layer="layout" svg:x1="10.253cm" svg:y1="10.389cm" svg:x2="9.006cm" svg:y2="10.384cm" draw:start-shape="id55" draw:start-glue-point="0" draw:end-shape="id13" draw:end-glue-point="2" svg:d="M10253 10389h-623v-5h-624">
          <text:p/>
        </draw:connector>
        <draw:connector draw:style-name="gr38" draw:layer="layout" svg:x1="11.133cm" svg:y1="11.297cm" svg:x2="11.133cm" svg:y2="10.849cm" draw:start-shape="id56" draw:start-glue-point="0" draw:end-shape="id57" draw:end-glue-point="2" svg:d="M11133 11297v-448">
          <text:p/>
        </draw:connector>
        <draw:rect draw:style-name="gr39" draw:text-style-name="P11" draw:layer="layout" svg:width="1.3cm" svg:height="0.7cm" svg:x="10.351cm" svg:y="11.3cm">
          <text:p><text:span text:style-name="T10">CAM</text:span></text:p>
        </draw:rect>
        <draw:g>
          <draw:line draw:style-name="gr4" draw:layer="layout" svg:x1="3.65cm" svg:y1="11.334cm" svg:x2="4.8cm" svg:y2="11.334cm">
            <text:p/>
          </draw:line>
          <draw:frame draw:style-name="gr9" draw:text-style-name="P1" draw:layer="layout" svg:width="0.79cm" svg:height="0.33cm" svg:x="3.881cm" svg:y="11.02cm">
            <draw:text-box>
              <text:p><text:span text:style-name="T1">MAC@</text:span></text:p>
            </draw:text-box>
          </draw:frame>
        </draw:g>
        <draw:rect draw:style-name="gr2" xml:id="id11" draw:id="id11" draw:layer="layout" svg:width="0.25cm" svg:height="0.254cm" draw:transform="rotate (1.5707963267946) translate (11.253cm 10.514cm)">
          <text:p/>
        </draw:rect>
        <draw:connector draw:style-name="gr38" draw:layer="layout" svg:x1="11.709cm" svg:y1="9.673cm" svg:x2="14.057cm" svg:y2="9.673cm" draw:start-shape="id58" draw:start-glue-point="2" draw:end-shape="id59" draw:end-glue-point="0" svg:d="M11709 9673h2348">
          <text:p/>
        </draw:connector>
        <draw:rect draw:style-name="gr40" draw:text-style-name="P12" draw:layer="layout" svg:width="1.597cm" svg:height="1.4cm" svg:x="10.203cm" svg:y="9.5cm">
          <text:p><text:span text:style-name="T11">ARS</text:span></text:p>
        </draw:rect>
        <draw:connector draw:style-name="gr41" draw:layer="layout" svg:x1="6.307cm" svg:y1="9.558cm" svg:x2="9.654cm" svg:y2="7.427cm" draw:start-shape="id39" draw:start-glue-point="0" draw:end-shape="id60" draw:end-glue-point="3" svg:d="M6307 9558v-2131h3347">
          <text:p/>
        </draw:connector>
        <draw:connector draw:style-name="gr41" draw:layer="layout" svg:x1="6.677cm" svg:y1="11cm" svg:x2="9.654cm" svg:y2="7.727cm" draw:start-shape="id61" draw:start-glue-point="0" draw:end-shape="id62" draw:end-glue-point="3" svg:d="M6677 11000v-3273h2977">
          <text:p/>
        </draw:connector>
        <draw:frame draw:style-name="gr30" draw:text-style-name="P6" draw:layer="layout" svg:width="0.261cm" svg:height="0.369cm" svg:x="8.501cm" svg:y="6.431cm">
          <draw:text-box>
            <text:p><text:span text:style-name="T6">4</text:span></text:p>
          </draw:text-box>
        </draw:frame>
        <draw:rect draw:style-name="gr5" xml:id="id41" draw:id="id41" draw:layer="layout" svg:width="1.016cm" svg:height="0.152cm" draw:transform="rotate (1.5707963267946) translate (8.801cm 6.792cm)">
          <text:p/>
        </draw:rect>
        <draw:rect draw:style-name="gr2" xml:id="id64" draw:id="id64" draw:layer="layout" svg:width="0.502cm" svg:height="0.254cm" svg:x="12.965cm" svg:y="5.25cm">
          <text:p/>
        </draw:rect>
        <draw:connector draw:style-name="gr42" draw:layer="layout" draw:line-skew="0.248cm" svg:x1="7.2cm" svg:y1="11cm" svg:x2="13.216cm" svg:y2="5.504cm" draw:start-shape="id63" draw:start-glue-point="0" draw:end-shape="id64" draw:end-glue-point="2" svg:d="M7200 11000v-2500h6016v-2996">
          <text:p/>
        </draw:connector>
        <draw:rect draw:style-name="gr5" xml:id="id39" draw:id="id39" draw:layer="layout" svg:width="1.016cm" svg:height="0.152cm" svg:x="5.799cm" svg:y="9.558cm">
          <text:p/>
        </draw:rect>
        <draw:frame draw:style-name="gr30" draw:text-style-name="P6" draw:layer="layout" svg:width="0.261cm" svg:height="0.369cm" svg:x="5.549cm" svg:y="9.45cm">
          <draw:text-box>
            <text:p><text:span text:style-name="T6">1</text:span></text:p>
          </draw:text-box>
        </draw:frame>
        <draw:connector draw:style-name="gr43" draw:layer="layout" svg:x1="14.351cm" svg:y1="1.639cm" svg:x2="14.352cm" svg:y2="4.6cm" draw:start-shape="id65" draw:start-glue-point="2" draw:end-shape="id66" draw:end-glue-point="0" svg:d="M14351 1639v1481h1v1480">
          <text:p/>
        </draw:connector>
        <draw:connector draw:style-name="gr1" draw:layer="layout" svg:x1="14.752cm" svg:y1="1.539cm" svg:x2="14.752cm" svg:y2="4.557cm" draw:start-shape="id67" draw:start-glue-point="2" svg:d="M14752 1539v3018">
          <text:p/>
        </draw:connector>
        <draw:connector draw:style-name="gr44" draw:layer="layout" svg:x1="12.65cm" svg:y1="1.639cm" svg:x2="12.65cm" svg:y2="4.557cm" draw:start-shape="id68" draw:start-glue-point="2" svg:d="M12650 1639v2918">
          <text:p/>
        </draw:connector>
        <draw:connector draw:style-name="gr1" draw:layer="layout" svg:x1="13.05cm" svg:y1="1.539cm" svg:x2="13.05cm" svg:y2="4.557cm" draw:start-shape="id69" draw:start-glue-point="2" svg:d="M13050 1539v3018">
          <text:p/>
        </draw:connector>
        <draw:frame draw:style-name="gr18" draw:text-style-name="P1" draw:layer="layout" svg:width="1.493cm" svg:height="0.33cm" draw:transform="rotate (1.5707963267946) translate (12.319cm 4.207cm)">
          <draw:text-box>
            <text:p><text:span text:style-name="T2">AppData</text:span></text:p>
          </draw:text-box>
        </draw:frame>
        <draw:frame draw:style-name="gr18" draw:text-style-name="P1" draw:layer="layout" svg:width="1.493cm" svg:height="0.33cm" draw:transform="rotate (1.5707963267946) translate (12.719cm 4.207cm)">
          <draw:text-box>
            <text:p><text:span text:style-name="T2">AppMeta</text:span></text:p>
          </draw:text-box>
        </draw:frame>
        <draw:frame draw:style-name="gr18" draw:text-style-name="P1" draw:layer="layout" svg:width="1.493cm" svg:height="0.33cm" draw:transform="rotate (1.5707963267946) translate (14.02cm 4.207cm)">
          <draw:text-box>
            <text:p><text:span text:style-name="T2">AppLsnReq</text:span></text:p>
          </draw:text-box>
        </draw:frame>
        <draw:frame draw:style-name="gr18" draw:text-style-name="P1" draw:layer="layout" svg:width="1.493cm" svg:height="0.33cm" draw:transform="rotate (1.5707963267946) translate (14.421cm 4.207cm)">
          <draw:text-box>
            <text:p><text:span text:style-name="T2">AppLsnRep</text:span></text:p>
          </draw:text-box>
        </draw:frame>
        <draw:rect draw:style-name="gr2" xml:id="id66" draw:id="id66" draw:layer="layout" svg:width="0.3cm" svg:height="0.254cm" svg:x="14.202cm" svg:y="4.6cm">
          <text:p/>
        </draw:rect>
        <draw:rect draw:style-name="gr2" draw:layer="layout" svg:width="0.3cm" svg:height="0.254cm" svg:x="14.603cm" svg:y="4.5cm">
          <text:p/>
        </draw:rect>
        <draw:rect draw:style-name="gr2" draw:layer="layout" svg:width="0.501cm" svg:height="0.254cm" svg:x="12.401cm" svg:y="4.5cm">
          <text:p/>
        </draw:rect>
        <draw:rect draw:style-name="gr2" draw:layer="layout" svg:width="0.3cm" svg:height="0.254cm" svg:x="12.901cm" svg:y="4.5cm">
          <text:p/>
        </draw:rect>
        <draw:connector draw:style-name="gr43" draw:layer="layout" svg:x1="15.151cm" svg:y1="1.64cm" svg:x2="15.152cm" svg:y2="4.601cm" draw:start-shape="id70" draw:start-glue-point="2" draw:end-shape="id71" draw:end-glue-point="0" svg:d="M15151 1640v1481h1v1480">
          <text:p/>
        </draw:connector>
        <draw:frame draw:style-name="gr18" draw:text-style-name="P1" draw:layer="layout" svg:width="1.493cm" svg:height="0.33cm" draw:transform="rotate (1.5707963267946) translate (14.82cm 4.208cm)">
          <draw:text-box>
            <text:p><text:span text:style-name="T2">AppClsReq</text:span></text:p>
          </draw:text-box>
        </draw:frame>
        <draw:rect draw:style-name="gr2" xml:id="id71" draw:id="id71" draw:layer="layout" svg:width="0.3cm" svg:height="0.254cm" svg:x="15.002cm" svg:y="4.601cm">
          <text:p/>
        </draw:rect>
        <draw:rect draw:style-name="gr2" xml:id="id75" draw:id="id75" draw:layer="layout" svg:width="0.501cm" svg:height="0.254cm" svg:x="15.939cm" svg:y="4.501cm">
          <text:p/>
        </draw:rect>
        <draw:rect draw:style-name="gr2" xml:id="id73" draw:id="id73" draw:layer="layout" svg:width="0.3cm" svg:height="0.254cm" svg:x="16.841cm" svg:y="4.601cm">
          <text:p/>
        </draw:rect>
        <draw:connector draw:style-name="gr43" draw:layer="layout" svg:x1="16.991cm" svg:y1="1.64cm" svg:x2="16.991cm" svg:y2="4.601cm" draw:start-shape="id72" draw:start-glue-point="2" draw:end-shape="id73" draw:end-glue-point="0" svg:d="M16991 1640v2961">
          <text:p/>
        </draw:connector>
        <draw:connector draw:style-name="gr19" draw:layer="layout" svg:x1="16.189cm" svg:y1="1.64cm" svg:x2="16.189cm" svg:y2="4.501cm" draw:start-shape="id74" draw:start-glue-point="2" draw:end-shape="id75" draw:end-glue-point="0" svg:d="M16189 1640v2861">
          <text:p/>
        </draw:connector>
        <draw:connector draw:style-name="gr43" draw:layer="layout" svg:x1="16.589cm" svg:y1="1.589cm" svg:x2="16.591cm" svg:y2="4.601cm" draw:end-shape="id76" draw:end-glue-point="0" svg:d="M16589 1589v1256h2v1756">
          <text:p/>
        </draw:connector>
        <draw:frame draw:style-name="gr18" draw:text-style-name="P1" draw:layer="layout" svg:width="1.493cm" svg:height="0.33cm" draw:transform="rotate (1.5707963267946) translate (15.858cm 4.151cm)">
          <draw:text-box>
            <text:p><text:span text:style-name="T2">AppData</text:span></text:p>
          </draw:text-box>
        </draw:frame>
        <draw:frame draw:style-name="gr18" draw:text-style-name="P1" draw:layer="layout" svg:width="1.493cm" svg:height="0.33cm" draw:transform="rotate (1.5707963267946) translate (16.258cm 4.151cm)">
          <draw:text-box>
            <text:p><text:span text:style-name="T2">AppMeta</text:span></text:p>
          </draw:text-box>
        </draw:frame>
        <draw:frame draw:style-name="gr18" draw:text-style-name="P1" draw:layer="layout" svg:width="1.493cm" svg:height="0.33cm" draw:transform="rotate (1.5707963267946) translate (16.658cm 4.151cm)">
          <draw:text-box>
            <text:p><text:span text:style-name="T2">AppDLen</text:span></text:p>
          </draw:text-box>
        </draw:frame>
        <draw:rect draw:style-name="gr2" xml:id="id76" draw:id="id76" draw:layer="layout" svg:width="0.3cm" svg:height="0.254cm" svg:x="16.441cm" svg:y="4.601cm">
          <text:p/>
        </draw:rect>
        <draw:frame draw:style-name="gr45" draw:layer="layout" svg:width="5.95cm" svg:height="0.674cm" svg:x="11.7cm" svg:y="0.975cm">
          <draw:text-box>
            <text:p>UAIF</text:p>
          </draw:text-box>
        </draw:frame>
        <draw:rect draw:style-name="gr13" xml:id="id8" draw:id="id8" draw:layer="layout" svg:width="2.55cm" svg:height="0.55cm" svg:x="13.95cm" svg:y="8.3cm">
          <text:p>L3MUX</text:p>
        </draw:rect>
        <draw:rect draw:style-name="gr2" xml:id="id63" draw:id="id63" draw:layer="layout" svg:width="0.501cm" svg:height="0.254cm" svg:x="6.95cm" svg:y="11cm">
          <text:p/>
        </draw:rect>
        <draw:g>
          <draw:line draw:style-name="gr4" draw:layer="layout" svg:x1="3.65cm" svg:y1="11.764cm" svg:x2="4.8cm" svg:y2="11.764cm">
            <text:p/>
          </draw:line>
          <draw:frame draw:style-name="gr10" draw:text-style-name="P1" draw:layer="layout" svg:width="0.786cm" svg:height="0.33cm" svg:x="3.883cm" svg:y="11.45cm">
            <draw:text-box>
              <text:p><text:span text:style-name="T1">IP4@</text:span></text:p>
            </draw:text-box>
          </draw:frame>
        </draw:g>
        <draw:rect draw:style-name="gr40" xml:id="id45" draw:id="id45" draw:layer="layout" svg:width="3.25cm" svg:height="1cm" svg:x="4.8cm" svg:y="11cm">
          <text:p>IPRX</text:p>
        </draw:rect>
        <draw:g>
          <draw:frame draw:style-name="gr10" draw:text-style-name="P1" draw:layer="layout" svg:width="0.786cm" svg:height="0.33cm" svg:x="3.94cm" svg:y="5.85cm">
            <draw:text-box>
              <text:p><text:span text:style-name="T1">IP4@</text:span></text:p>
            </draw:text-box>
          </draw:frame>
          <draw:polyline draw:style-name="gr46" draw:layer="layout" svg:width="0.886cm" svg:height="0.349cm" svg:x="3.812cm" svg:y="5.45cm" svg:viewBox="0 0 887 350" draw:points="0,350 887,350 887,0">
            <text:p/>
          </draw:polyline>
        </draw:g>
        <draw:rect draw:style-name="gr40" draw:layer="layout" svg:width="8cm" svg:height="1cm" svg:x="2.5cm" svg:y="4.5cm">
          <text:p>TOE</text:p>
        </draw:rect>
        <draw:frame draw:style-name="gr9" draw:text-style-name="P1" draw:layer="layout" svg:width="0.79cm" svg:height="0.33cm" svg:x="17.412cm" svg:y="9.24cm">
          <draw:text-box>
            <text:p><text:span text:style-name="T1">MAC@</text:span></text:p>
          </draw:text-box>
        </draw:frame>
        <draw:frame draw:style-name="gr47" draw:text-style-name="P1" draw:layer="layout" svg:width="1.319cm" svg:height="0.33cm" svg:x="17.412cm" svg:y="9.62cm">
          <draw:text-box>
            <text:p><text:span text:style-name="T1">SubNetMask</text:span></text:p>
          </draw:text-box>
        </draw:frame>
        <draw:frame draw:style-name="gr48" draw:text-style-name="P1" draw:layer="layout" svg:width="1.158cm" svg:height="0.33cm" svg:x="17.412cm" svg:y="10.028cm">
          <draw:text-box>
            <text:p><text:span text:style-name="T1">Gateway@</text:span></text:p>
          </draw:text-box>
        </draw:frame>
        <draw:rect draw:style-name="gr49" draw:text-style-name="P13" draw:layer="layout" svg:width="2cm" svg:height="0.8cm" draw:transform="rotate (1.5707963267946) translate (1.15cm 7.55cm)">
          <text:p><text:span text:style-name="T12">RxP</text:span></text:p>
        </draw:rect>
        <draw:rect draw:style-name="gr49" draw:text-style-name="P13" draw:layer="layout" svg:width="2cm" svg:height="0.8cm" draw:transform="rotate (1.5707963267946) translate (1.15cm 4.5cm)">
          <text:p><text:span text:style-name="T12">TxP</text:span></text:p>
        </draw:rect>
        <draw:frame draw:style-name="gr18" draw:text-style-name="P1" draw:layer="layout" svg:width="1.493cm" svg:height="0.33cm" draw:transform="rotate (1.5707963267946) translate (15.159cm 4.208cm)">
          <draw:text-box>
            <text:p><text:span text:style-name="T2">AppClsRep</text:span></text:p>
          </draw:text-box>
        </draw:frame>
        <draw:rect draw:style-name="gr50" draw:text-style-name="P3" draw:layer="layout" svg:width="19cm" svg:height="12.8cm" svg:x="1cm" svg:y="1cm">
          <text:p/>
        </draw:rect>
        <draw:frame draw:style-name="gr18" draw:text-style-name="P1" draw:layer="layout" svg:width="1.493cm" svg:height="0.33cm" draw:transform="rotate (1.5707963267946) translate (10.021cm 4.15cm)">
          <draw:text-box>
            <text:p><text:span text:style-name="T2">AppClsRep</text:span></text:p>
          </draw:text-box>
        </draw:frame>
        <draw:rect draw:style-name="gr2" xml:id="id81" draw:id="id81" draw:layer="layout" svg:width="0.501cm" svg:height="0.254cm" svg:x="18.955cm" svg:y="10.2cm">
          <text:p/>
        </draw:rect>
        <draw:rect draw:style-name="gr2" xml:id="id79" draw:id="id79" draw:layer="layout" svg:width="0.501cm" svg:height="0.254cm" svg:x="18.956cm" svg:y="9.801cm">
          <text:p/>
        </draw:rect>
        <draw:rect draw:style-name="gr2" xml:id="id77" draw:id="id77" draw:layer="layout" svg:width="0.501cm" svg:height="0.254cm" svg:x="18.957cm" svg:y="9.4cm">
          <text:p/>
        </draw:rect>
        <draw:rect draw:style-name="gr2" xml:id="id82" draw:id="id82" draw:layer="layout" svg:width="0.501cm" svg:height="0.254cm" svg:x="15.956cm" svg:y="10.2cm">
          <text:p/>
        </draw:rect>
        <draw:rect draw:style-name="gr2" xml:id="id80" draw:id="id80" draw:layer="layout" svg:width="0.501cm" svg:height="0.254cm" svg:x="15.957cm" svg:y="9.801cm">
          <text:p/>
        </draw:rect>
        <draw:rect draw:style-name="gr2" xml:id="id78" draw:id="id78" draw:layer="layout" svg:width="0.501cm" svg:height="0.254cm" svg:x="15.958cm" svg:y="9.4cm">
          <text:p/>
        </draw:rect>
        <draw:connector draw:style-name="gr51" draw:layer="layout" svg:x1="18.957cm" svg:y1="9.527cm" svg:x2="16.459cm" svg:y2="9.527cm" draw:start-shape="id77" draw:start-glue-point="3" draw:end-shape="id78" draw:end-glue-point="1" svg:d="M18957 9527h-2498">
          <text:p/>
        </draw:connector>
        <draw:connector draw:style-name="gr51" draw:layer="layout" svg:x1="18.956cm" svg:y1="9.928cm" svg:x2="16.458cm" svg:y2="9.928cm" draw:start-shape="id79" draw:start-glue-point="3" draw:end-shape="id80" draw:end-glue-point="1" svg:d="M18956 9928h-2498">
          <text:p/>
        </draw:connector>
        <draw:connector draw:style-name="gr51" draw:layer="layout" svg:x1="18.955cm" svg:y1="10.327cm" svg:x2="16.457cm" svg:y2="10.327cm" draw:start-shape="id81" draw:start-glue-point="3" draw:end-shape="id82" draw:end-glue-point="1" svg:d="M18955 10327h-2498">
          <text:p/>
        </draw:connector>
        <draw:rect draw:style-name="gr2" xml:id="id83" draw:id="id83" draw:layer="layout" svg:width="0.501cm" svg:height="0.254cm" svg:x="18.956cm" svg:y="9cm">
          <text:p/>
        </draw:rect>
        <draw:connector draw:style-name="gr51" draw:layer="layout" draw:line-skew="1.393cm" svg:x1="18.956cm" svg:y1="9.127cm" svg:x2="12.007cm" svg:y2="7.1cm" draw:start-shape="id83" draw:start-glue-point="3" draw:end-shape="id84" draw:end-glue-point="0" svg:d="M18956 9127h-1956v-2528h-4993v501">
          <text:p/>
        </draw:connector>
        <draw:frame draw:style-name="gr9" draw:text-style-name="P1" draw:layer="layout" svg:width="0.79cm" svg:height="0.33cm" svg:x="17.412cm" svg:y="8.84cm">
          <draw:text-box>
            <text:p><text:span text:style-name="T1">IP4@</text:span></text:p>
          </draw:text-box>
        </draw:frame>
        <draw:rect draw:style-name="gr5" draw:layer="layout" svg:width="1.016cm" svg:height="0.152cm" svg:x="6.785cm" svg:y="9.099cm">
          <text:p/>
        </draw:rect>
        <draw:frame draw:style-name="gr30" draw:text-style-name="P6" draw:layer="layout" svg:width="0.261cm" svg:height="0.369cm" svg:x="6.426cm" svg:y="8.983cm">
          <draw:text-box>
            <text:p><text:span text:style-name="T6">3</text:span></text:p>
          </draw:text-box>
        </draw:frame>
        <draw:g>
          <draw:rect draw:style-name="gr5" draw:layer="layout" svg:width="1.016cm" svg:height="0.152cm" draw:transform="skewX (-0.0328121899374872) translate (6.4cm 8.159cm)">
            <text:p/>
          </draw:rect>
          <draw:frame draw:style-name="gr52" draw:text-style-name="P6" draw:layer="layout" svg:width="0.292cm" svg:height="0.369cm" svg:x="6.05cm" svg:y="8.051cm">
            <draw:text-box>
              <text:p><text:span text:style-name="T6">5</text:span></text:p>
            </draw:text-box>
          </draw:frame>
        </draw:g>
        <draw:g>
          <draw:frame draw:style-name="gr30" draw:text-style-name="P10" draw:layer="layout" svg:width="0.261cm" svg:height="0.369cm" svg:x="12.401cm" svg:y="9.132cm">
            <draw:text-box>
              <text:p text:style-name="P3"><text:span text:style-name="T6">7</text:span></text:p>
            </draw:text-box>
          </draw:frame>
          <draw:rect draw:style-name="gr5" draw:layer="layout" svg:width="0.443cm" svg:height="0.152cm" draw:transform="rotate (1.5707963267946) translate (12.455cm 9.893cm)">
            <text:p/>
          </draw:rect>
        </draw:g>
        <draw:rect draw:style-name="gr6" xml:id="id86" draw:id="id86" draw:layer="layout" svg:width="0.246cm" svg:height="0.152cm" draw:transform="rotate (1.5707963267946) translate (11.557cm 10.096cm)">
          <text:p/>
        </draw:rect>
        <draw:connector draw:style-name="gr51" draw:layer="layout" svg:x1="14.057cm" svg:y1="9.973cm" svg:x2="11.709cm" svg:y2="9.973cm" draw:start-shape="id85" draw:start-glue-point="0" draw:end-shape="id86" draw:end-glue-point="2" svg:d="M14057 9973h-2348">
          <text:p/>
        </draw:connector>
        <draw:g>
          <draw:frame draw:style-name="gr30" draw:text-style-name="P10" draw:layer="layout" svg:width="0.261cm" svg:height="0.369cm" svg:x="12.802cm" svg:y="9.433cm">
            <draw:text-box>
              <text:p text:style-name="P3"><text:span text:style-name="T6">8</text:span></text:p>
            </draw:text-box>
          </draw:frame>
          <draw:rect draw:style-name="gr5" draw:layer="layout" svg:width="0.443cm" svg:height="0.152cm" draw:transform="rotate (1.5707963267946) translate (12.856cm 10.194cm)">
            <text:p/>
          </draw:rect>
        </draw:g>
        <draw:rect draw:style-name="gr40" xml:id="id9" draw:id="id9" draw:layer="layout" svg:width="2.5cm" svg:height="1.2cm" svg:x="13.975cm" svg:y="9.3cm">
          <text:p>IPTX</text:p>
        </draw:rect>
        <draw:rect draw:style-name="gr6" xml:id="id87" draw:id="id87" draw:layer="layout" svg:width="0.246cm" svg:height="0.152cm" svg:x="10.61cm" svg:y="10.697cm">
          <text:p/>
        </draw:rect>
        <draw:connector draw:style-name="gr38" draw:layer="layout" svg:x1="10.733cm" svg:y1="10.849cm" svg:x2="10.733cm" svg:y2="11.297cm" draw:start-shape="id87" draw:start-glue-point="2" draw:end-shape="id88" draw:end-glue-point="0" svg:d="M10733 10849v448">
          <text:p/>
        </draw:connector>
        <draw:rect draw:style-name="gr6" xml:id="id10" draw:id="id10" draw:layer="layout" svg:width="0.246cm" svg:height="0.152cm" svg:x="15.41cm" svg:y="10.297cm">
          <text:p/>
        </draw:rect>
        <draw:g>
          <draw:rect draw:style-name="gr5" xml:id="id91" draw:id="id91" draw:layer="layout" svg:width="0.846cm" svg:height="0.152cm" draw:transform="skewX (-0.0263544717051094) translate (16.825cm 6.16cm)">
            <text:p/>
          </draw:rect>
          <draw:frame draw:style-name="gr52" draw:text-style-name="P6" draw:layer="layout" svg:width="0.292cm" svg:height="0.369cm" svg:x="16.504cm" svg:y="6.052cm">
            <draw:text-box>
              <text:p><text:span text:style-name="T6">6</text:span></text:p>
            </draw:text-box>
          </draw:frame>
        </draw:g>
        <draw:rect draw:style-name="gr40" xml:id="id89" draw:id="id89" draw:layer="layout" svg:width="1.1cm" svg:height="0.65cm" svg:x="17.55cm" svg:y="7.2cm">
          <text:p>RLB</text:p>
        </draw:rect>
        <draw:connector draw:style-name="gr51" draw:layer="layout" svg:x1="18.1cm" svg:y1="7.85cm" svg:x2="19.057cm" svg:y2="8.673cm" draw:start-shape="id89" draw:end-shape="id90" draw:end-glue-point="0" svg:d="M18100 7850v823h957">
          <text:p/>
        </draw:connector>
        <draw:rect draw:style-name="gr53" draw:text-style-name="P3" draw:layer="layout" svg:width="1.027cm" svg:height="3.15cm" svg:x="18.973cm" svg:y="8.15cm">
          <text:p text:style-name="P3">M</text:p>
          <text:p text:style-name="P3">M</text:p>
          <text:p text:style-name="P3">I</text:p>
          <text:p text:style-name="P3">O</text:p>
        </draw:rect>
        <draw:connector draw:style-name="gr51" draw:layer="layout" svg:x1="17.252cm" svg:y1="6.312cm" svg:x2="18.1cm" svg:y2="7.2cm" draw:start-shape="id91" draw:start-glue-point="2" draw:end-shape="id89" draw:end-glue-point="0" svg:d="M17252 6312v432h848v456">
          <text:p/>
        </draw:connector>
        <draw:connector draw:style-name="gr51" draw:layer="layout" svg:x1="17.25cm" svg:y1="5.449cm" svg:x2="17.248cm" svg:y2="6.16cm" draw:start-shape="id92" draw:start-glue-point="2" draw:end-shape="id91" draw:end-glue-point="0" svg:d="M17250 5449v356h-2v355">
          <text:p/>
        </draw:connector>
        <draw:rect draw:style-name="gr40" draw:layer="layout" svg:width="5.9cm" svg:height="1cm" svg:x="11.75cm" svg:y="4.5cm">
          <text:p>UOE</text:p>
        </draw:rect>
        <draw:rect draw:style-name="gr6" xml:id="id54" draw:id="id54" draw:layer="layout" svg:width="0.246cm" svg:height="0.152cm" svg:x="16.093cm" svg:y="5.297cm">
          <text:p/>
        </draw:rect>
        <draw:connector draw:style-name="gr54" draw:layer="layout" svg:x1="12.209cm" svg:y1="7.5cm" svg:x2="14.22cm" svg:y2="8.3cm" draw:start-shape="id93" draw:start-glue-point="2" draw:end-shape="id94" draw:end-glue-point="0" svg:d="M12209 7500h2011v800">
          <text:p/>
        </draw:connector>
        <draw:rect draw:style-name="gr6" xml:id="id95" draw:id="id95" draw:layer="layout" svg:width="0.246cm" svg:height="0.152cm" draw:transform="rotate (1.5707963267946) translate (11.857cm 5.123cm)">
          <text:p/>
        </draw:rect>
        <draw:connector draw:style-name="gr55" draw:layer="layout" svg:x1="11.857cm" svg:y1="5cm" svg:x2="11.173cm" svg:y2="7cm" draw:start-shape="id95" draw:start-glue-point="0" draw:end-shape="id96" draw:end-glue-point="1" svg:d="M11857 5000h-684v2000">
          <text:p/>
        </draw:connector>
        <draw:rect draw:style-name="gr2" xml:id="id62" draw:id="id62" draw:layer="layout" svg:width="0.246cm" svg:height="0.254cm" svg:x="9.654cm" svg:y="7.6cm">
          <text:p/>
        </draw:rect>
        <draw:rect draw:style-name="gr2" xml:id="id60" draw:id="id60" draw:layer="layout" svg:width="0.246cm" svg:height="0.254cm" svg:x="9.654cm" svg:y="7.3cm">
          <text:p/>
        </draw:rect>
        <draw:rect draw:style-name="gr2" xml:id="id96" draw:id="id96" draw:layer="layout" svg:width="0.25cm" svg:height="0.216cm" draw:transform="rotate (1.5707963267946) translate (11.065cm 7.25cm)">
          <text:p/>
        </draw:rect>
        <draw:rect draw:style-name="gr2" xml:id="id84" draw:id="id84" draw:layer="layout" svg:width="0.501cm" svg:height="0.254cm" svg:x="11.757cm" svg:y="7.1cm">
          <text:p/>
        </draw:rect>
        <draw:rect draw:style-name="gr40" draw:layer="layout" svg:width="2.85cm" svg:height="1cm" svg:x="9.5cm" svg:y="7cm">
          <text:p>ICMP</text:p>
        </draw:rect>
        <draw:rect draw:style-name="gr6" xml:id="id93" draw:id="id93" draw:layer="layout" svg:width="0.246cm" svg:height="0.152cm" draw:transform="rotate (1.5707963267946) translate (12.057cm 7.623cm)">
          <text:p/>
        </draw:rect>
        <draw:rect draw:style-name="gr6" xml:id="id5" draw:id="id5" draw:layer="layout" svg:width="0.246cm" svg:height="0.152cm" svg:x="5.993cm" svg:y="5.297cm">
          <text:p/>
        </draw:rect>
        <draw:rect draw:style-name="gr6" xml:id="id4" draw:id="id4" draw:layer="layout" svg:width="0.246cm" svg:height="0.152cm" svg:x="6.593cm" svg:y="5.297cm">
          <text:p/>
        </draw:rect>
        <draw:rect draw:style-name="gr6" xml:id="id3" draw:id="id3" draw:layer="layout" svg:width="0.246cm" svg:height="0.152cm" svg:x="6.293cm" svg:y="5.997cm">
          <text:p/>
        </draw:rect>
        <draw:rect draw:style-name="gr6" xml:id="id2" draw:id="id2" draw:layer="layout" svg:width="0.246cm" svg:height="0.152cm" svg:x="6.893cm" svg:y="5.997cm">
          <text:p/>
        </draw:rect>
        <draw:frame draw:style-name="gr18" draw:text-style-name="P1" draw:layer="layout" svg:width="1.493cm" svg:height="0.33cm" draw:transform="rotate (1.5707963267946) translate (13.119cm 4.207cm)">
          <draw:text-box>
            <text:p><text:span text:style-name="T2">AppDL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3DT17H31M17S</meta:editing-duration>
    <meta:editing-cycles>158</meta:editing-cycles>
    <meta:generator>OpenOffice/4.1.6$Unix OpenOffice.org_project/416m1$Build-9790</meta:generator>
    <dc:date>2021-06-22T14:57:12</dc:date>
    <dc:creator>Francois Abel</dc:creator>
    <meta:printed-by>Francois Abel</meta:printed-by>
    <meta:print-date>2018-01-29T17:34:31.89</meta:print-date>
    <meta:document-statistic meta:object-count="259"/>
  </office:meta>
</office:document-meta>
</file>